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YME TICONA, VICTOR RAU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767500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AYME TICONA, VICTOR RAU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6750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AMANI CCAMA, EFRAI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393348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4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0:54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